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319b" officeooo:paragraph-rsid="0002319b" style:font-weight-asian="bold" style:font-weight-complex="bold"/>
    </style:style>
    <style:style style:name="P2" style:family="paragraph" style:parent-style-name="Standard">
      <style:text-properties fo:font-weight="bold" officeooo:rsid="0002319b" officeooo:paragraph-rsid="000563e5" style:font-weight-asian="bold" style:font-weight-complex="bold"/>
    </style:style>
    <style:style style:name="P3" style:family="paragraph" style:parent-style-name="Standard">
      <style:text-properties fo:font-weight="bold" officeooo:rsid="0003adaf" officeooo:paragraph-rsid="000563e5" style:font-weight-asian="bold" style:font-weight-complex="bold"/>
    </style:style>
    <style:style style:name="P4" style:family="paragraph" style:parent-style-name="Standard">
      <style:text-properties fo:font-weight="bold" officeooo:rsid="0003adaf" officeooo:paragraph-rsid="00068b2d" style:font-weight-asian="bold" style:font-weight-complex="bold"/>
    </style:style>
    <style:style style:name="P5" style:family="paragraph" style:parent-style-name="Standard">
      <style:text-properties fo:font-weight="bold" officeooo:rsid="00068b2d" officeooo:paragraph-rsid="00068b2d" style:font-weight-asian="bold" style:font-weight-complex="bold"/>
    </style:style>
    <style:style style:name="P6" style:family="paragraph" style:parent-style-name="Standard">
      <style:text-properties fo:font-weight="bold" officeooo:rsid="000714ae" officeooo:paragraph-rsid="00087337" style:font-weight-asian="bold" style:font-weight-complex="bold"/>
    </style:style>
    <style:style style:name="P7" style:family="paragraph" style:parent-style-name="Standard">
      <style:text-properties fo:font-weight="bold" officeooo:rsid="0009f220" officeooo:paragraph-rsid="000bbfed" style:font-weight-asian="bold" style:font-weight-complex="bold"/>
    </style:style>
    <style:style style:name="P8" style:family="paragraph" style:parent-style-name="Standard">
      <style:text-properties fo:font-weight="bold" officeooo:rsid="000c8cc1" officeooo:paragraph-rsid="000dbb9f" style:font-weight-asian="bold" style:font-weight-complex="bold"/>
    </style:style>
    <style:style style:name="P9" style:family="paragraph" style:parent-style-name="Standard">
      <style:text-properties fo:font-weight="bold" officeooo:rsid="000dbb9f" officeooo:paragraph-rsid="000dbb9f" style:font-weight-asian="bold" style:font-weight-complex="bold"/>
    </style:style>
    <style:style style:name="P10" style:family="paragraph" style:parent-style-name="Standard">
      <style:text-properties fo:font-weight="bold" officeooo:rsid="0010d606" officeooo:paragraph-rsid="0010d606" style:font-weight-asian="bold" style:font-weight-complex="bold"/>
    </style:style>
    <style:style style:name="P11" style:family="paragraph" style:parent-style-name="Standard">
      <style:text-properties fo:font-weight="bold" officeooo:rsid="0010d606" officeooo:paragraph-rsid="0011c444" style:font-weight-asian="bold" style:font-weight-complex="bold"/>
    </style:style>
    <style:style style:name="P12" style:family="paragraph" style:parent-style-name="Standard">
      <style:text-properties fo:font-weight="bold" officeooo:rsid="0010d606" officeooo:paragraph-rsid="00125983" style:font-weight-asian="bold" style:font-weight-complex="bold"/>
    </style:style>
    <style:style style:name="P13" style:family="paragraph" style:parent-style-name="Standard">
      <style:text-properties fo:font-weight="bold" officeooo:rsid="0010d606" officeooo:paragraph-rsid="00165758" style:font-weight-asian="bold" style:font-weight-complex="bold"/>
    </style:style>
    <style:style style:name="P14" style:family="paragraph" style:parent-style-name="Standard">
      <style:text-properties fo:font-weight="bold" officeooo:rsid="0013f46c" officeooo:paragraph-rsid="00165758" style:font-weight-asian="bold" style:font-weight-complex="bold"/>
    </style:style>
    <style:style style:name="P15" style:family="paragraph" style:parent-style-name="Standard">
      <style:text-properties fo:font-weight="bold" officeooo:rsid="00165758" officeooo:paragraph-rsid="00165758" style:font-weight-asian="bold" style:font-weight-complex="bold"/>
    </style:style>
    <style:style style:name="P16" style:family="paragraph" style:parent-style-name="Standard">
      <style:text-properties fo:font-weight="bold" officeooo:rsid="0017e9a1" officeooo:paragraph-rsid="0017e9a1" style:font-weight-asian="bold" style:font-weight-complex="bold"/>
    </style:style>
    <style:style style:name="P17" style:family="paragraph" style:parent-style-name="Standard">
      <style:text-properties fo:font-weight="normal" officeooo:rsid="00026dac" officeooo:paragraph-rsid="00026dac" style:font-weight-asian="normal" style:font-weight-complex="normal"/>
    </style:style>
    <style:style style:name="P18" style:family="paragraph" style:parent-style-name="Standard">
      <style:text-properties fo:font-weight="normal" officeooo:rsid="00026dac" officeooo:paragraph-rsid="000c8cc1" style:font-weight-asian="normal" style:font-weight-complex="normal"/>
    </style:style>
    <style:style style:name="P19" style:family="paragraph" style:parent-style-name="Standard">
      <style:text-properties fo:font-weight="normal" officeooo:rsid="000714ae" officeooo:paragraph-rsid="000714ae" style:font-weight-asian="normal" style:font-weight-complex="normal"/>
    </style:style>
    <style:style style:name="P20" style:family="paragraph" style:parent-style-name="Standard">
      <style:text-properties fo:font-weight="normal" officeooo:rsid="000c392a" officeooo:paragraph-rsid="000c8cc1" style:font-weight-asian="normal" style:font-weight-complex="normal"/>
    </style:style>
    <style:style style:name="P21" style:family="paragraph" style:parent-style-name="Standard">
      <style:text-properties officeooo:paragraph-rsid="00026dac"/>
    </style:style>
    <style:style style:name="P22" style:family="paragraph" style:parent-style-name="Standard">
      <style:text-properties officeooo:paragraph-rsid="0003adaf"/>
    </style:style>
    <style:style style:name="P23" style:family="paragraph" style:parent-style-name="Standard">
      <style:text-properties officeooo:paragraph-rsid="000563e5"/>
    </style:style>
    <style:style style:name="P24" style:family="paragraph" style:parent-style-name="Standard">
      <style:text-properties fo:font-weight="bold" officeooo:rsid="0002319b" officeooo:paragraph-rsid="00026dac" style:font-weight-asian="bold" style:font-weight-complex="bold"/>
    </style:style>
    <style:style style:name="P25" style:family="paragraph" style:parent-style-name="Standard">
      <style:text-properties fo:font-weight="bold" officeooo:rsid="000563e5" officeooo:paragraph-rsid="000563e5" style:font-weight-asian="bold" style:font-weight-complex="bold"/>
    </style:style>
    <style:style style:name="P26" style:family="paragraph" style:parent-style-name="Standard">
      <style:text-properties fo:font-weight="normal" officeooo:rsid="00026dac" officeooo:paragraph-rsid="00026dac" style:font-weight-asian="normal" style:font-weight-complex="normal"/>
    </style:style>
    <style:style style:name="P27" style:family="paragraph" style:parent-style-name="Standard">
      <style:text-properties fo:font-weight="normal" officeooo:rsid="00026dac" officeooo:paragraph-rsid="000c8cc1" style:font-weight-asian="normal" style:font-weight-complex="normal"/>
    </style:style>
    <style:style style:name="P28" style:family="paragraph" style:parent-style-name="Standard">
      <style:text-properties fo:font-weight="normal" officeooo:rsid="0002319b" officeooo:paragraph-rsid="0002319b" style:font-weight-asian="normal" style:font-weight-complex="normal"/>
    </style:style>
    <style:style style:name="P29" style:family="paragraph" style:parent-style-name="Standard">
      <style:text-properties fo:font-variant="normal" fo:text-transform="none" fo:color="#000000" style:font-name="sans-serif" fo:letter-spacing="normal" fo:font-style="normal" fo:font-weight="normal" officeooo:rsid="00026dac" officeooo:paragraph-rsid="00026dac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sans-serif" fo:letter-spacing="normal" fo:font-style="normal" fo:font-weight="normal" officeooo:rsid="00027f5d" officeooo:paragraph-rsid="0003adaf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style:font-name="sans-serif" fo:letter-spacing="normal" fo:font-style="normal" fo:font-weight="normal" officeooo:rsid="0003adaf" officeooo:paragraph-rsid="000563e5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sans-serif" fo:letter-spacing="normal" fo:font-style="normal" fo:font-weight="normal" officeooo:rsid="0003adaf" officeooo:paragraph-rsid="00068b2d" style:font-weight-asian="normal" style:font-weight-complex="normal"/>
    </style:style>
    <style:style style:name="P33" style:family="paragraph" style:parent-style-name="Standard">
      <style:text-properties fo:font-variant="normal" fo:text-transform="none" fo:color="#000000" style:font-name="sans-serif" fo:letter-spacing="normal" fo:font-style="normal" fo:font-weight="normal" officeooo:rsid="000563e5" officeooo:paragraph-rsid="000563e5" style:font-weight-asian="normal" style:font-weight-complex="normal"/>
    </style:style>
    <style:style style:name="P34" style:family="paragraph" style:parent-style-name="Standard">
      <style:text-properties fo:font-variant="normal" fo:text-transform="none" fo:color="#000000" style:font-name="sans-serif" fo:letter-spacing="normal" fo:font-style="normal" fo:font-weight="bold" officeooo:rsid="00026dac" officeooo:paragraph-rsid="00026dac" style:font-weight-asian="bold" style:font-weight-complex="bold"/>
    </style:style>
    <style:style style:name="P35" style:family="paragraph" style:parent-style-name="Standard">
      <style:text-properties fo:font-variant="normal" fo:text-transform="none" fo:color="#000000" style:font-name="sans-serif" fo:letter-spacing="normal" fo:font-style="normal" fo:font-weight="bold" officeooo:rsid="000563e5" officeooo:paragraph-rsid="000563e5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style:font-name="sans-serif" fo:letter-spacing="normal" fo:font-style="normal" fo:font-weight="bold" officeooo:rsid="00068b2d" officeooo:paragraph-rsid="00068b2d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714ae" officeooo:paragraph-rsid="000714ae" style:font-weight-asian="normal" style:font-weight-complex="normal"/>
    </style:style>
    <style:style style:name="P38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76bac" officeooo:paragraph-rsid="00087337" style:font-weight-asian="normal" style:font-weight-complex="normal"/>
    </style:style>
    <style:style style:name="P39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9f220" officeooo:paragraph-rsid="000bbfed" style:font-weight-asian="normal" style:font-weight-complex="normal"/>
    </style:style>
    <style:style style:name="P40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c8cc1" officeooo:paragraph-rsid="000c8cc1" style:font-weight-asian="normal" style:font-weight-complex="normal"/>
    </style:style>
    <style:style style:name="P41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c8cc1" officeooo:paragraph-rsid="000dbb9f" style:font-weight-asian="normal" style:font-weight-complex="normal"/>
    </style:style>
    <style:style style:name="P42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0dbb9f" officeooo:paragraph-rsid="000dbb9f" style:font-weight-asian="normal" style:font-weight-complex="normal"/>
    </style:style>
    <style:style style:name="P43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10d606" officeooo:paragraph-rsid="0011c444" style:font-weight-asian="normal" style:font-weight-complex="normal"/>
    </style:style>
    <style:style style:name="P44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10d606" officeooo:paragraph-rsid="00125983" style:font-weight-asian="normal" style:font-weight-complex="normal"/>
    </style:style>
    <style:style style:name="P45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normal" officeooo:rsid="0010d606" officeooo:paragraph-rsid="00165758" style:font-weight-asian="normal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0c392a" officeooo:paragraph-rsid="000c392a" style:font-weight-asian="bold" style:font-weight-complex="bold"/>
    </style:style>
    <style:style style:name="P47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0c8cc1" officeooo:paragraph-rsid="000c8cc1" style:font-weight-asian="bold" style:font-weight-complex="bold"/>
    </style:style>
    <style:style style:name="P48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0dbb9f" officeooo:paragraph-rsid="000dbb9f" style:font-weight-asian="bold" style:font-weight-complex="bold"/>
    </style:style>
    <style:style style:name="P49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0fbf8d" officeooo:paragraph-rsid="000fbf8d" style:font-weight-asian="bold" style:font-weight-complex="bold"/>
    </style:style>
    <style:style style:name="P50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125983" officeooo:paragraph-rsid="00125983" style:font-weight-asian="bold" style:font-weight-complex="bold"/>
    </style:style>
    <style:style style:name="P51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13f46c" officeooo:paragraph-rsid="0013f46c" style:font-weight-asian="bold" style:font-weight-complex="bold"/>
    </style:style>
    <style:style style:name="P52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17e9a1" officeooo:paragraph-rsid="0017e9a1" style:font-weight-asian="bold" style:font-weight-complex="bold"/>
    </style:style>
    <style:style style:name="P53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191074" officeooo:paragraph-rsid="00191074" style:font-weight-asian="bold" style:font-weight-complex="bold"/>
    </style:style>
    <style:style style:name="P54" style:family="paragraph" style:parent-style-name="Standard">
      <style:text-properties fo:font-variant="normal" fo:text-transform="none" fo:color="#000000" style:text-position="0% 100%" style:font-name="sans-serif" fo:letter-spacing="normal" fo:font-style="normal" fo:font-weight="bold" officeooo:rsid="001a8e41" officeooo:paragraph-rsid="001a8e41" style:font-weight-asian="bold" style:font-weight-complex="bold"/>
    </style:style>
    <style:style style:name="T1" style:family="text">
      <style:text-properties fo:font-weight="normal" officeooo:rsid="000563e5" style:font-weight-asian="normal" style:font-weight-complex="normal"/>
    </style:style>
    <style:style style:name="T2" style:family="text">
      <style:text-properties fo:font-weight="normal" officeooo:rsid="00191074" style:font-weight-asian="normal" style:font-weight-complex="normal"/>
    </style:style>
    <style:style style:name="T3" style:family="text">
      <style:text-properties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91074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font-name="sans-serif" fo:letter-spacing="normal" fo:font-style="normal"/>
    </style:style>
    <style:style style:name="T6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sans-serif" fo:letter-spacing="normal" fo:font-style="normal" fo:font-weight="normal" officeooo:rsid="0002319b" style:font-weight-asian="normal" style:font-weight-complex="normal"/>
    </style:style>
    <style:style style:name="T8" style:family="text">
      <style:text-properties fo:font-variant="normal" fo:text-transform="none" fo:color="#000000" style:font-name="sans-serif" fo:letter-spacing="normal" fo:font-style="normal" fo:font-weight="normal" officeooo:rsid="00026dac" style:font-weight-asian="normal" style:font-weight-complex="normal"/>
    </style:style>
    <style:style style:name="T9" style:family="text">
      <style:text-properties fo:font-variant="normal" fo:text-transform="none" fo:color="#000000" style:font-name="sans-serif" fo:letter-spacing="normal" fo:font-style="normal" fo:font-weight="normal" officeooo:rsid="00027f5d" style:font-weight-asian="normal" style:font-weight-complex="normal"/>
    </style:style>
    <style:style style:name="T10" style:family="text">
      <style:text-properties fo:font-variant="normal" fo:text-transform="none" fo:color="#000000" style:font-name="sans-serif" fo:letter-spacing="normal" fo:font-style="normal" fo:font-weight="normal" officeooo:rsid="0003adaf" style:font-weight-asian="normal" style:font-weight-complex="normal"/>
    </style:style>
    <style:style style:name="T11" style:family="text">
      <style:text-properties fo:font-variant="normal" fo:text-transform="none" fo:color="#000000" style:font-name="sans-serif" fo:letter-spacing="normal" fo:font-style="normal" fo:font-weight="normal" officeooo:rsid="000563e5" style:font-weight-asian="normal" style:font-weight-complex="normal"/>
    </style:style>
    <style:style style:name="T12" style:family="text">
      <style:text-properties fo:font-variant="normal" fo:text-transform="none" fo:color="#000000" style:font-name="sans-serif" fo:letter-spacing="normal" fo:font-style="normal" fo:font-weight="normal" officeooo:rsid="00068b2d" style:font-weight-asian="normal" style:font-weight-complex="normal"/>
    </style:style>
    <style:style style:name="T13" style:family="text">
      <style:text-properties fo:font-variant="normal" fo:text-transform="none" fo:color="#000000" style:font-name="sans-serif" fo:letter-spacing="normal" fo:font-style="normal" fo:font-weight="normal" officeooo:rsid="000bbfed" style:font-weight-asian="normal" style:font-weight-complex="normal"/>
    </style:style>
    <style:style style:name="T14" style:family="text">
      <style:text-properties fo:font-variant="normal" fo:text-transform="none" fo:color="#000000" style:font-name="sans-serif" fo:letter-spacing="normal" fo:font-style="normal" officeooo:rsid="00026dac"/>
    </style:style>
    <style:style style:name="T15" style:family="text">
      <style:text-properties fo:font-variant="normal" fo:text-transform="none" fo:color="#000000" style:font-name="sans-serif" fo:letter-spacing="normal" fo:font-style="normal" officeooo:rsid="00027f5d"/>
    </style:style>
    <style:style style:name="T16" style:family="text">
      <style:text-properties fo:font-variant="normal" fo:text-transform="none" fo:color="#000000" style:font-name="sans-serif" fo:letter-spacing="normal" fo:font-style="normal" officeooo:rsid="0002319b"/>
    </style:style>
    <style:style style:name="T17" style:family="text">
      <style:text-properties fo:font-variant="normal" fo:text-transform="none" fo:color="#000000" style:text-position="sub 58%" style:font-name="sans-serif" fo:letter-spacing="normal" fo:font-style="normal"/>
    </style:style>
    <style:style style:name="T18" style:family="text">
      <style:text-properties fo:font-variant="normal" fo:text-transform="none" fo:color="#000000" style:text-position="sub 58%" style:font-name="sans-serif" fo:letter-spacing="normal" fo:font-style="normal" fo:font-weight="normal" officeooo:rsid="0002319b" style:font-weight-asian="normal" style:font-weight-complex="normal"/>
    </style:style>
    <style:style style:name="T19" style:family="text">
      <style:text-properties fo:font-variant="normal" fo:text-transform="none" fo:color="#000000" style:text-position="sub 58%" style:font-name="sans-serif" fo:letter-spacing="normal" fo:font-style="normal" fo:font-weight="normal" officeooo:rsid="00026dac" style:font-weight-asian="normal" style:font-weight-complex="normal"/>
    </style:style>
    <style:style style:name="T20" style:family="text">
      <style:text-properties fo:font-variant="normal" fo:text-transform="none" fo:color="#000000" style:text-position="sub 58%" style:font-name="sans-serif" fo:letter-spacing="normal" fo:font-style="normal" fo:font-weight="normal" officeooo:rsid="000563e5" style:font-weight-asian="normal" style:font-weight-complex="normal"/>
    </style:style>
    <style:style style:name="T21" style:family="text">
      <style:text-properties fo:font-variant="normal" fo:text-transform="none" fo:color="#000000" style:text-position="sub 58%" style:font-name="sans-serif" fo:letter-spacing="normal" fo:font-style="normal" fo:font-weight="normal" officeooo:rsid="0003adaf" style:font-weight-asian="normal" style:font-weight-complex="normal"/>
    </style:style>
    <style:style style:name="T22" style:family="text">
      <style:text-properties fo:font-variant="normal" fo:text-transform="none" fo:color="#000000" style:text-position="sub 58%" style:font-name="sans-serif" fo:letter-spacing="normal" fo:font-style="normal" fo:font-weight="normal" officeooo:rsid="000714ae" style:font-weight-asian="normal" style:font-weight-complex="normal"/>
    </style:style>
    <style:style style:name="T23" style:family="text">
      <style:text-properties fo:font-variant="normal" fo:text-transform="none" fo:color="#000000" style:text-position="sub 58%" style:font-name="sans-serif" fo:letter-spacing="normal" fo:font-style="normal" officeooo:rsid="00026dac"/>
    </style:style>
    <style:style style:name="T24" style:family="text">
      <style:text-properties fo:font-variant="normal" fo:text-transform="none" fo:color="#000000" style:text-position="sub 58%" style:font-name="sans-serif" fo:letter-spacing="normal" fo:font-style="normal" officeooo:rsid="000563e5"/>
    </style:style>
    <style:style style:name="T25" style:family="text">
      <style:text-properties fo:font-variant="normal" fo:text-transform="none" fo:color="#000000" style:text-position="sub 58%" style:font-name="sans-serif" fo:letter-spacing="normal" fo:font-style="normal" officeooo:rsid="0002319b"/>
    </style:style>
    <style:style style:name="T26" style:family="text">
      <style:text-properties fo:font-variant="normal" fo:text-transform="none" fo:color="#000000" style:text-position="sub 58%" style:font-name="sans-serif" fo:letter-spacing="normal" fo:font-style="normal" officeooo:rsid="000714ae"/>
    </style:style>
    <style:style style:name="T27" style:family="text">
      <style:text-properties fo:font-variant="normal" fo:text-transform="none" fo:color="#000000" style:text-position="sub 58%" style:font-name="sans-serif" fo:letter-spacing="normal" fo:font-style="normal" officeooo:rsid="000c8cc1"/>
    </style:style>
    <style:style style:name="T28" style:family="text">
      <style:text-properties fo:font-variant="normal" fo:text-transform="none" fo:color="#000000" style:text-position="0% 100%" style:font-name="sans-serif" fo:letter-spacing="normal" fo:font-style="normal"/>
    </style:style>
    <style:style style:name="T29" style:family="text">
      <style:text-properties fo:font-variant="normal" fo:text-transform="none" fo:color="#000000" style:text-position="0% 100%" style:font-name="sans-serif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text-position="0% 100%" style:font-name="sans-serif" fo:letter-spacing="normal" fo:font-style="normal" fo:font-weight="normal" officeooo:rsid="00076bac" style:font-weight-asian="normal" style:font-weight-complex="normal"/>
    </style:style>
    <style:style style:name="T31" style:family="text">
      <style:text-properties fo:font-variant="normal" fo:text-transform="none" fo:color="#000000" style:text-position="0% 100%" style:font-name="sans-serif" fo:letter-spacing="normal" fo:font-style="normal" fo:font-weight="normal" officeooo:rsid="00027f5d" style:font-weight-asian="normal" style:font-weight-complex="normal"/>
    </style:style>
    <style:style style:name="T32" style:family="text">
      <style:text-properties fo:font-variant="normal" fo:text-transform="none" fo:color="#000000" style:text-position="0% 100%" style:font-name="sans-serif" fo:letter-spacing="normal" fo:font-style="normal" fo:font-weight="normal" officeooo:rsid="00087337" style:font-weight-asian="normal" style:font-weight-complex="normal"/>
    </style:style>
    <style:style style:name="T33" style:family="text">
      <style:text-properties fo:font-variant="normal" fo:text-transform="none" fo:color="#000000" style:text-position="0% 100%" style:font-name="sans-serif" fo:letter-spacing="normal" fo:font-style="normal" fo:font-weight="normal" officeooo:rsid="0003adaf" style:font-weight-asian="normal" style:font-weight-complex="normal"/>
    </style:style>
    <style:style style:name="T34" style:family="text">
      <style:text-properties fo:font-variant="normal" fo:text-transform="none" fo:color="#000000" style:text-position="0% 100%" style:font-name="sans-serif" fo:letter-spacing="normal" fo:font-style="normal" fo:font-weight="normal" officeooo:rsid="000bbfed" style:font-weight-asian="normal" style:font-weight-complex="normal"/>
    </style:style>
    <style:style style:name="T35" style:family="text">
      <style:text-properties fo:font-variant="normal" fo:text-transform="none" fo:color="#000000" style:text-position="0% 100%" style:font-name="sans-serif" fo:letter-spacing="normal" fo:font-style="normal" fo:font-weight="normal" officeooo:rsid="000dbb9f" style:font-weight-asian="normal" style:font-weight-complex="normal"/>
    </style:style>
    <style:style style:name="T36" style:family="text">
      <style:text-properties fo:font-variant="normal" fo:text-transform="none" fo:color="#000000" style:text-position="0% 100%" style:font-name="sans-serif" fo:letter-spacing="normal" fo:font-style="normal" fo:font-weight="normal" officeooo:rsid="000fa48b" style:font-weight-asian="normal" style:font-weight-complex="normal"/>
    </style:style>
    <style:style style:name="T37" style:family="text">
      <style:text-properties fo:font-variant="normal" fo:text-transform="none" fo:color="#000000" style:text-position="0% 100%" style:font-name="sans-serif" fo:letter-spacing="normal" fo:font-style="normal" fo:font-weight="normal" officeooo:rsid="0011c444" style:font-weight-asian="normal" style:font-weight-complex="normal"/>
    </style:style>
    <style:style style:name="T38" style:family="text">
      <style:text-properties fo:font-variant="normal" fo:text-transform="none" fo:color="#000000" style:text-position="0% 100%" style:font-name="sans-serif" fo:letter-spacing="normal" fo:font-style="normal" fo:font-weight="normal" officeooo:rsid="00125983" style:font-weight-asian="normal" style:font-weight-complex="normal"/>
    </style:style>
    <style:style style:name="T39" style:family="text">
      <style:text-properties fo:font-variant="normal" fo:text-transform="none" fo:color="#000000" style:text-position="0% 100%" style:font-name="sans-serif" fo:letter-spacing="normal" fo:font-style="normal" fo:font-weight="normal" officeooo:rsid="0010d606" style:font-weight-asian="normal" style:font-weight-complex="normal"/>
    </style:style>
    <style:style style:name="T40" style:family="text">
      <style:text-properties fo:font-variant="normal" fo:text-transform="none" fo:color="#000000" style:text-position="0% 100%" style:font-name="sans-serif" fo:letter-spacing="normal" fo:font-style="normal" fo:font-weight="normal" officeooo:rsid="0015e6ee" style:font-weight-asian="normal" style:font-weight-complex="normal"/>
    </style:style>
    <style:style style:name="T41" style:family="text">
      <style:text-properties fo:font-variant="normal" fo:text-transform="none" fo:color="#000000" style:text-position="0% 100%" style:font-name="sans-serif" fo:letter-spacing="normal" fo:font-style="normal" fo:font-weight="normal" officeooo:rsid="00165758" style:font-weight-asian="normal" style:font-weight-complex="normal"/>
    </style:style>
    <style:style style:name="T42" style:family="text">
      <style:text-properties fo:font-variant="normal" fo:text-transform="none" fo:color="#000000" style:text-position="0% 100%" style:font-name="sans-serif" fo:letter-spacing="normal" fo:font-style="normal" officeooo:rsid="0002319b"/>
    </style:style>
    <style:style style:name="T43" style:family="text">
      <style:text-properties fo:font-variant="normal" fo:text-transform="none" fo:color="#000000" style:text-position="0% 100%" style:font-name="sans-serif" fo:letter-spacing="normal" fo:font-style="normal" officeooo:rsid="0003adaf"/>
    </style:style>
    <style:style style:name="T44" style:family="text">
      <style:text-properties fo:font-variant="normal" fo:text-transform="none" fo:color="#000000" style:text-position="0% 100%" style:font-name="sans-serif" fo:letter-spacing="normal" fo:font-style="normal" officeooo:rsid="00076bac"/>
    </style:style>
    <style:style style:name="T45" style:family="text">
      <style:text-properties fo:font-variant="normal" fo:text-transform="none" fo:color="#000000" style:text-position="0% 100%" style:font-name="sans-serif" fo:letter-spacing="normal" fo:font-style="normal" officeooo:rsid="00026dac"/>
    </style:style>
    <style:style style:name="T46" style:family="text">
      <style:text-properties fo:font-variant="normal" fo:text-transform="none" fo:color="#000000" style:text-position="0% 100%" style:font-name="sans-serif" fo:letter-spacing="normal" fo:font-style="normal" officeooo:rsid="000c8cc1"/>
    </style:style>
    <style:style style:name="T47" style:family="text">
      <style:text-properties fo:font-variant="normal" fo:text-transform="none" fo:color="#000000" style:text-position="0% 100%" style:font-name="sans-serif" fo:letter-spacing="normal" fo:font-style="normal" officeooo:rsid="0017e9a1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191074" style:font-style-asian="italic" style:font-weight-asian="normal" style:font-style-complex="italic" style:font-weight-complex="normal"/>
    </style:style>
    <style:style style:name="T50" style:family="text">
      <style:text-properties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4.3:</text:p>
      <text:p text:style-name="P1">1.</text:p>
      <text:p text:style-name="P24">Relational Algebra: <text:s/></text:p>
      <text:p text:style-name="P17">p(S, Suppliers)</text:p>
      <text:p text:style-name="P17">p(P, Parts)</text:p>
      <text:p text:style-name="P17">p(C, Catalog)</text:p>
      <text:p text:style-name="P21"><text:bookmark text:name="Selection_.28.CF.83.29"/><text:span text:style-name="T8">π</text:span><text:span text:style-name="T18">sname</text:span><text:span text:style-name="T8">(((</text:span><text:span text:style-name="T7">σ</text:span><text:span text:style-name="T22">P</text:span><text:span text:style-name="T19">.color=red</text:span><text:span text:style-name="T8">P)</text:span><text:span text:style-name="T7">⋈</text:span><text:span text:style-name="T19">P.pid=C.pid</text:span><text:span text:style-name="T8">C)</text:span><text:span text:style-name="T7">⋈</text:span><text:span text:style-name="T19">S.sid=C.sid</text:span><text:span text:style-name="T8">S)</text:span></text:p>
      <text:p text:style-name="P29"/>
      <text:p text:style-name="P34">TRC:</text:p>
      <text:p text:style-name="P30">{S | ∃P ∈ Suppliers ∃C ∈ Catalog</text:p>
      <text:p text:style-name="P22"><text:span text:style-name="T9"><text:s text:c="2"/></text:span><text:span text:style-name="T10">(S.sid=C.sid ∧ C.pid = P.pid ∧ P.color = 'red'</text:span><text:span text:style-name="T9">}</text:span></text:p>
      <text:p text:style-name="P30"/>
      <text:p text:style-name="P3"><text:span text:style-name="T15">D</text:span><text:span text:style-name="T5">RC: <text:s/></text:span><text:span text:style-name="T6">{(N) | </text:span><text:span text:style-name="T9">∃ </text:span><text:span text:style-name="T6">p_pid, </text:span><text:span text:style-name="T11">pname</text:span><text:span text:style-name="T6">, color </text:span><text:span text:style-name="T11">(&lt;</text:span><text:span text:style-name="T6">p_pid, </text:span><text:span text:style-name="T11">pname</text:span><text:span text:style-name="T6">, color</text:span><text:span text:style-name="T11">&gt;</text:span><text:span text:style-name="T6"> </text:span><text:span text:style-name="T9">∈ </text:span><text:span text:style-name="T6">Parts ∧</text:span></text:p>
      <text:p text:style-name="P31"><text:tab/><text:tab/> <text:s/>color='red' <text:s/>∧</text:p>
      <text:p text:style-name="P3"><text:span text:style-name="T6"><text:tab/><text:tab/> <text:s/></text:span><text:span text:style-name="T9">∃</text:span><text:span text:style-name="T6"> c_sid, c_pid, cost</text:span><text:span text:style-name="T11">(&lt;</text:span><text:span text:style-name="T6">c_sid, c_pid, cost</text:span><text:span text:style-name="T11">&gt;</text:span><text:span text:style-name="T6"> </text:span><text:span text:style-name="T9">∈ </text:span><text:span text:style-name="T6">Catalog ∧</text:span></text:p>
      <text:p text:style-name="P31"><text:tab/> <text:s text:c="10"/>p_pid=c_pid ∧ </text:p>
      <text:p text:style-name="P3"><text:span text:style-name="T6"><text:tab/><text:tab/> <text:s/></text:span><text:span text:style-name="T9">∃ </text:span><text:span text:style-name="T6">sid, sname, address </text:span><text:span text:style-name="T11">(&lt;</text:span><text:span text:style-name="T6">sid, </text:span><text:span text:style-name="T11">N</text:span><text:span text:style-name="T6">, address</text:span><text:span text:style-name="T11">&gt;</text:span><text:span text:style-name="T6"> </text:span><text:span text:style-name="T9">∈ </text:span><text:span text:style-name="T6">Suppliers ∧ <text:tab/><text:tab/><text:tab/><text:tab/><text:tab/> <text:s/>sid=c_sid</text:span><text:span text:style-name="T11">)))</text:span><text:span text:style-name="T6"> }</text:span></text:p>
      <text:p text:style-name="P31"/>
      <text:p text:style-name="P35">2.</text:p>
      <text:p text:style-name="P35">Relational Algebra:</text:p>
      <text:p text:style-name="P33"/>
      <text:p text:style-name="P23"><text:span text:style-name="T8">π</text:span><text:span text:style-name="T18">s</text:span><text:span text:style-name="T20">id</text:span><text:span text:style-name="T8">(((</text:span><text:span text:style-name="T7">σ</text:span><text:span text:style-name="T22">P.</text:span><text:span text:style-name="T19">color=</text:span><text:span text:style-name="T20">'</text:span><text:span text:style-name="T19">red</text:span><text:span text:style-name="T20">'</text:span><text:span text:style-name="T19"> </text:span><text:span text:style-name="T20">∨</text:span><text:span text:style-name="T21"> </text:span><text:span text:style-name="T22">P</text:span><text:span text:style-name="T20">.color='green'</text:span><text:span text:style-name="T8">P)</text:span><text:span text:style-name="T7">⋈</text:span><text:span text:style-name="T19">P.pid=C.pid</text:span><text:span text:style-name="T8">C)</text:span><text:span text:style-name="T7">⋈</text:span><text:span text:style-name="T19">S.sid=C.sid</text:span><text:span text:style-name="T8">S)</text:span></text:p>
      <text:p text:style-name="P28"/>
      <text:p text:style-name="P25">TRC: <text:s/></text:p>
      <text:p text:style-name="P2"><text:span text:style-name="T1">{S | </text:span><text:span text:style-name="T9">∃P ∈ Suppliers ∃C ∈ Catalog</text:span></text:p>
      <text:p text:style-name="P2"><text:span text:style-name="T9"><text:s text:c="2"/></text:span><text:span text:style-name="T11">((S.sid=C.sid) </text:span><text:span text:style-name="T10">∧ </text:span><text:span text:style-name="T11">(C.pid = P.pid) </text:span><text:span text:style-name="T10">∧ </text:span><text:span text:style-name="T11">(P.color = 'red' v P.color='green') </text:span><text:span text:style-name="T1">}</text:span> </text:p>
      <text:p text:style-name="P2"/>
      <text:p text:style-name="P5">DRC: <text:s/><text:span text:style-name="T10">{(N) | </text:span><text:span text:style-name="T9">∃ </text:span><text:span text:style-name="T10">p_pid, </text:span><text:span text:style-name="T11">pname</text:span><text:span text:style-name="T10">, color </text:span><text:span text:style-name="T11">(&lt;</text:span><text:span text:style-name="T10">p_pid, </text:span><text:span text:style-name="T11">pname</text:span><text:span text:style-name="T10">, color</text:span><text:span text:style-name="T11">&gt;</text:span><text:span text:style-name="T10"> </text:span><text:span text:style-name="T9">∈ </text:span><text:span text:style-name="T10">Parts ∧</text:span></text:p>
      <text:p text:style-name="P4"><text:span text:style-name="T6"><text:tab/><text:tab/> <text:s/></text:span><text:span text:style-name="T12">(</text:span><text:span text:style-name="T6">color='red' </text:span><text:span text:style-name="T12">v color='green')</text:span><text:span text:style-name="T6"> <text:s/>∧</text:span></text:p>
      <text:p text:style-name="P4"><text:span text:style-name="T6"><text:tab/><text:tab/> <text:s/></text:span><text:span text:style-name="T9">∃</text:span><text:span text:style-name="T6"> c_sid, c_pid, cost</text:span><text:span text:style-name="T11">(&lt;</text:span><text:span text:style-name="T6">c_sid, c_pid, cost</text:span><text:span text:style-name="T11">&gt;</text:span><text:span text:style-name="T6"> </text:span><text:span text:style-name="T9">∈ </text:span><text:span text:style-name="T6">Catalog ∧</text:span></text:p>
      <text:p text:style-name="P32"><text:tab/> <text:s text:c="10"/>p_pid=c_pid ∧ </text:p>
      <text:p text:style-name="P4"><text:span text:style-name="T6"><text:tab/><text:tab/> <text:s/></text:span><text:span text:style-name="T9">∃ </text:span><text:span text:style-name="T6">sid, sname, address </text:span><text:span text:style-name="T11">(&lt;</text:span><text:span text:style-name="T6">sid, </text:span><text:span text:style-name="T13">sname</text:span><text:span text:style-name="T6">, address</text:span><text:span text:style-name="T11">&gt;</text:span><text:span text:style-name="T6"> </text:span><text:span text:style-name="T9">∈ </text:span><text:span text:style-name="T6">Suppliers ∧ <text:tab/><text:tab/><text:tab/><text:tab/><text:tab/> <text:s/>sid=c_sid</text:span><text:span text:style-name="T11">)))</text:span><text:span text:style-name="T6"> }</text:span></text:p>
      <text:p text:style-name="P32"/>
      <text:p text:style-name="P36">3. Relational Algebra:</text:p>
      <text:p text:style-name="P19"><text:span text:style-name="T14">π</text:span><text:span text:style-name="T25">s</text:span><text:span text:style-name="T24">id</text:span><text:span text:style-name="T5">((</text:span><text:span text:style-name="T16">σ</text:span><text:span text:style-name="T17">P.</text:span><text:span text:style-name="T23">color=</text:span><text:span text:style-name="T24">'</text:span><text:span text:style-name="T23">red</text:span><text:span text:style-name="T24">'</text:span><text:span text:style-name="T14">P</text:span><text:span text:style-name="T5">)</text:span><text:span text:style-name="T16">⋈</text:span><text:span text:style-name="T5">C)</text:span><text:span text:style-name="T16">⋈</text:span><text:span text:style-name="T5">S)v(</text:span><text:span text:style-name="T16">σ</text:span><text:span text:style-name="T17">S.address='221 Packer Ave.'</text:span><text:span text:style-name="T28">)</text:span></text:p>
      <text:p text:style-name="P37"/>
      <text:p text:style-name="P6"><text:span text:style-name="T28">TRC: </text:span><text:span text:style-name="T30">{S</text:span><text:span text:style-name="T32">1</text:span><text:span text:style-name="T30"> | </text:span><text:span text:style-name="T31">∃ </text:span><text:span text:style-name="T30">C </text:span><text:span text:style-name="T31">∈ </text:span><text:span text:style-name="T32">Catalog</text:span><text:span text:style-name="T30">( </text:span><text:span text:style-name="T31">∃</text:span><text:span text:style-name="T30"> </text:span><text:span text:style-name="T32">P </text:span><text:span text:style-name="T31">∈ </text:span><text:span text:style-name="T32">Parts(P.color='red </text:span><text:span text:style-name="T33">∧ </text:span><text:span text:style-name="T32">P.pid = C.pid) </text:span><text:span text:style-name="T33">∧ </text:span><text:span text:style-name="T32">P.pid = C.pid </text:span><text:span text:style-name="T33">∧ </text:span><text:span text:style-name="T32">S1.sid = C.sid <text:s/></text:span><text:span text:style-name="T33"><text:s/></text:span><text:span text:style-name="T30">) </text:span><text:span text:style-name="T32">v </text:span><text:span text:style-name="T31">∃ </text:span><text:span text:style-name="T32">S </text:span><text:span text:style-name="T31">∈ </text:span><text:span text:style-name="T32">Suppliers(S.address='221 Packer Ave.', S1.sid = S.sid)</text:span><text:span text:style-name="T31"> </text:span><text:span text:style-name="T30">}</text:span></text:p>
      <text:p text:style-name="P38"/>
      <text:p text:style-name="P7"><text:span text:style-name="T44">D</text:span><text:span text:style-name="T28">RC: </text:span><text:span text:style-name="T29">{S1 | (</text:span><text:span text:style-name="T31">∃ </text:span><text:span text:style-name="T29">pid, pname, color (&lt;pid, pname, color&gt; </text:span><text:span text:style-name="T31">∈ </text:span><text:span text:style-name="T29">Parts </text:span><text:span text:style-name="T33">∧ </text:span><text:span text:style-name="T29">color='red') ^ </text:span><text:span text:style-name="T31">∃ </text:span><text:span text:style-name="T29">sid, c_pid, cost (&lt;sid, c_pid, cost&gt; </text:span><text:span text:style-name="T31">∈ </text:span><text:span text:style-name="T29">Catalog </text:span><text:span text:style-name="T33">∧ </text:span><text:span text:style-name="T29">c_pid = S1.pid)) v (</text:span><text:span text:style-name="T31">∃ </text:span><text:span text:style-name="T34">sid, sname, address (&lt;sid, sname, address&gt; </text:span><text:span text:style-name="T31">∈ </text:span><text:span text:style-name="T34">Suppliers ^ address='221 Packer Ave.'</text:span><text:span text:style-name="T29">)}</text:span></text:p>
      <text:p text:style-name="P39"/>
      <text:p text:style-name="P46">4. Relational Algebra:</text:p>
      <text:p text:style-name="P18">p(S, Suppliers)</text:p>
      <text:p text:style-name="P18"><text:soft-page-break/>p(P, Parts)</text:p>
      <text:p text:style-name="P18">p(C, Catalog)</text:p>
      <text:p text:style-name="P20"><text:span text:style-name="T46">(</text:span><text:span text:style-name="T45">π</text:span><text:span text:style-name="T25">sname</text:span><text:span text:style-name="T45">(((</text:span><text:span text:style-name="T42">σ</text:span><text:span text:style-name="T26">P</text:span><text:span text:style-name="T23">.color=</text:span><text:span text:style-name="T27">'</text:span><text:span text:style-name="T23">red</text:span><text:span text:style-name="T27">'</text:span><text:span text:style-name="T45">P)</text:span><text:span text:style-name="T42">⋈</text:span><text:span text:style-name="T23">P.pid=C.pid</text:span><text:span text:style-name="T45">C)</text:span><text:span text:style-name="T42">⋈</text:span><text:span text:style-name="T23">S.sid=C.sid</text:span><text:span text:style-name="T45">S)</text:span><text:span text:style-name="T46">) </text:span><text:span text:style-name="T43">∧ </text:span><text:span text:style-name="T46">(</text:span><text:span text:style-name="T45">π</text:span><text:span text:style-name="T25">sname</text:span><text:span text:style-name="T45">(((</text:span><text:span text:style-name="T42">σ</text:span><text:span text:style-name="T26">P</text:span><text:span text:style-name="T23">.color=</text:span><text:span text:style-name="T27">'green'</text:span><text:span text:style-name="T45">P)</text:span><text:span text:style-name="T42">⋈</text:span><text:span text:style-name="T23">P.pid=C.pid</text:span><text:span text:style-name="T45">C)</text:span><text:span text:style-name="T42">⋈</text:span><text:span text:style-name="T23">S.sid=C.sid</text:span><text:span text:style-name="T45">S)</text:span><text:span text:style-name="T46">)</text:span></text:p>
      <text:p text:style-name="P40"/>
      <text:p text:style-name="P47">TRC: </text:p>
      <text:p text:style-name="P41">{(S3) | </text:p>
      <text:p text:style-name="P8"><text:span text:style-name="T35">(</text:span><text:span text:style-name="T31">∃ </text:span><text:span text:style-name="T29">C1 </text:span><text:span text:style-name="T31">∈ </text:span><text:span text:style-name="T29">C(</text:span><text:span text:style-name="T31">∃ </text:span><text:span text:style-name="T29">P1 </text:span><text:span text:style-name="T31">∈ </text:span><text:span text:style-name="T29">P(P1.pid = </text:span><text:span text:style-name="T35">C</text:span><text:span text:style-name="T29">1.pid </text:span><text:span text:style-name="T33">∧ </text:span><text:span text:style-name="T29">P1.color = 'red') </text:span><text:span text:style-name="T33">∧ </text:span><text:span text:style-name="T29">S3.sid = C1.sid</text:span><text:span text:style-name="T35">) </text:span><text:span text:style-name="T33">∧</text:span></text:p>
      <text:p text:style-name="P8"><text:span text:style-name="T35">(</text:span><text:span text:style-name="T31">∃ </text:span><text:span text:style-name="T29">C</text:span><text:span text:style-name="T35">2</text:span><text:span text:style-name="T29"> </text:span><text:span text:style-name="T31">∈ </text:span><text:span text:style-name="T29">C(</text:span><text:span text:style-name="T31">∃ </text:span><text:span text:style-name="T29">P</text:span><text:span text:style-name="T35">2</text:span><text:span text:style-name="T29"> </text:span><text:span text:style-name="T31">∈ </text:span><text:span text:style-name="T29">P(P</text:span><text:span text:style-name="T35">2</text:span><text:span text:style-name="T29">.pid = </text:span><text:span text:style-name="T35">C2</text:span><text:span text:style-name="T29">.pid </text:span><text:span text:style-name="T33">∧ </text:span><text:span text:style-name="T29">P</text:span><text:span text:style-name="T35">2</text:span><text:span text:style-name="T29">.color = 'red') </text:span><text:span text:style-name="T33">∧ </text:span><text:span text:style-name="T29">S3.sid = C</text:span><text:span text:style-name="T35">2</text:span><text:span text:style-name="T29">.sid</text:span><text:span text:style-name="T35">)</text:span><text:span text:style-name="T29">}</text:span></text:p>
      <text:p text:style-name="P41"/>
      <text:p text:style-name="P48">DRC: </text:p>
      <text:p text:style-name="P9"><text:span text:style-name="T29">{ (S3) | (</text:span><text:span text:style-name="T31">∃ </text:span><text:span text:style-name="T29">c1_sid, c1_pid, c1_cost (&lt;c1_sid, c1_pid, c1_cost&gt; </text:span><text:span text:style-name="T31">∈ </text:span><text:span text:style-name="T29">C ^c1_sid = S3.sid) ^ </text:span><text:span text:style-name="T31">∃ </text:span><text:span text:style-name="T29">p1_pid, p1_pname, p1_color (&lt;p1_pid, p1_pname, p1_color&gt; </text:span><text:span text:style-name="T31">∈</text:span><text:span text:style-name="T29"> P ^ p1_color='red' ^ p1_pid = c1_pid)) </text:span></text:p>
      <text:p text:style-name="P42">^ </text:p>
      <text:p text:style-name="P9"><text:span text:style-name="T29">(</text:span><text:span text:style-name="T31">∃ </text:span><text:span text:style-name="T29">c2_sid, c2_pid, c2_cost (&lt;c2_sid, c2_pid, c2_cost&gt; </text:span><text:span text:style-name="T31">∈ </text:span><text:span text:style-name="T29">C ^c2_sid = S3.sid) ^ </text:span><text:span text:style-name="T31">∃ </text:span><text:span text:style-name="T29">p2_pid, p2_pname, p2_color (&lt;p2_pid, p2_pname, p2_color&gt; </text:span><text:span text:style-name="T31">∈</text:span><text:span text:style-name="T29"> P ^ p2_color='green' ^ p</text:span><text:span text:style-name="T36">2</text:span><text:span text:style-name="T29">_pid = c</text:span><text:span text:style-name="T36">2</text:span><text:span text:style-name="T29">_pid)) }</text:span></text:p>
      <text:p text:style-name="P42"/>
      <text:p text:style-name="P49">5. Relational Algebra:</text:p>
      <text:p text:style-name="P49"/>
      <text:p text:style-name="P10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}</text:span></text:p>
      <text:p text:style-name="P11"><text:span text:style-name="T28">DRC: <text:s/></text:span><text:span text:style-name="T29"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}</text:span></text:p>
      <text:p text:style-name="P43"/>
      <text:p text:style-name="P50">6. <text:s/>Relational Algebra:</text:p>
      <text:p text:style-name="P12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</text:span><text:span text:style-name="T38">^ P1.color='red'</text:span><text:span text:style-name="T29"> }</text:span></text:p>
      <text:p text:style-name="P12"><text:span text:style-name="T28">DRC: <text:s/></text:span><text:span text:style-name="T29"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29">}</text:span></text:p>
      <text:p text:style-name="P44"/>
      <text:p text:style-name="P51">7. Relational Algebra:</text:p>
      <text:p text:style-name="P13"><text:span text:style-name="T28">TRC: </text:span><text:span text:style-name="T29">{S1 | ∀ P1 </text:span><text:span text:style-name="T31">∈ </text:span><text:span text:style-name="T29">P( </text:span><text:span text:style-name="T31">∃ </text:span><text:span text:style-name="T29">C1 </text:span><text:span text:style-name="T31">∈ </text:span><text:span text:style-name="T37">C</text:span><text:span text:style-name="T29">(C1.pid = P1.pid ^ C1.sid = S1.sid)) </text:span><text:span text:style-name="T38">^ P1.color='red'</text:span><text:span text:style-name="T41">vP1.color='green'</text:span><text:span text:style-name="T29"> }</text:span></text:p>
      <text:p text:style-name="P13"><text:span text:style-name="T29">DRC: <text:s/>{S1 | 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 v p_color='green'</text:span><text:span text:style-name="T29">}</text:span></text:p>
      <text:p text:style-name="P45"/>
      <text:p text:style-name="P15"><text:span text:style-name="T28">8. <text:s/></text:span><text:span text:style-name="T47">Relational Algebra:</text:span></text:p>
      <text:p text:style-name="P14"><text:span text:style-name="T28">TRC: </text:span><text:span text:style-name="T39">{S1 | </text:span><text:span text:style-name="T40">(</text:span><text:span text:style-name="T39">∀ P1 </text:span><text:span text:style-name="T31">∈ </text:span><text:span text:style-name="T39">P( </text:span><text:span text:style-name="T31">∃ </text:span><text:span text:style-name="T39">C1 </text:span><text:span text:style-name="T31">∈ </text:span><text:span text:style-name="T37">C</text:span><text:span text:style-name="T39">(C1.pid = P1.pid ^ C1.sid = S1.sid)) </text:span><text:span text:style-name="T38">^ P1.color='red'</text:span><text:span text:style-name="T40">) </text:span><text:span text:style-name="T41">v</text:span><text:span text:style-name="T40"> (</text:span><text:span text:style-name="T39">∀ P</text:span><text:span text:style-name="T40">2</text:span><text:span text:style-name="T39"> </text:span><text:span text:style-name="T31">∈ </text:span><text:span text:style-name="T39">P( </text:span><text:span text:style-name="T31">∃ </text:span><text:span text:style-name="T39">C</text:span><text:span text:style-name="T40">2</text:span><text:span text:style-name="T39"> </text:span><text:span text:style-name="T31">∈ </text:span><text:span text:style-name="T37">C</text:span><text:span text:style-name="T39">(C</text:span><text:span text:style-name="T40">2</text:span><text:span text:style-name="T39">.pid = P</text:span><text:span text:style-name="T40">2</text:span><text:span text:style-name="T39">.pid ^ C</text:span><text:span text:style-name="T40">2</text:span><text:span text:style-name="T39">.sid = S</text:span><text:span text:style-name="T40">1</text:span><text:span text:style-name="T39">.sid)) </text:span><text:span text:style-name="T38">^ P</text:span><text:span text:style-name="T40">2</text:span><text:span text:style-name="T38">.color='</text:span><text:span text:style-name="T40">green</text:span><text:span text:style-name="T38">'</text:span><text:span text:style-name="T40">)</text:span><text:span text:style-name="T39"> } </text:span></text:p>
      <text:p text:style-name="P13"><text:span text:style-name="T28">DRC: <text:s/></text:span><text:span text:style-name="T29">{S1 | </text:span><text:span text:style-name="T41">(</text:span><text:span text:style-name="T29">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) v</text:span></text:p>
      <text:p text:style-name="P13"><text:span text:style-name="T41">(</text:span><text:span text:style-name="T29">∀ &lt;p_pid, p_pname, p_color&gt; </text:span><text:span text:style-name="T31">∈ </text:span><text:span text:style-name="T29">P </text:span><text:span text:style-name="T37">^</text:span><text:span text:style-name="T29"> </text:span><text:span text:style-name="T31">∃ </text:span><text:span text:style-name="T29">&lt;</text:span><text:span text:style-name="T37">c_sid, c_pid, c_cost&gt; </text:span><text:span text:style-name="T31">∈ </text:span><text:span text:style-name="T37">C ^ c_pid = p_pid ^ c_sid = S1</text:span><text:span text:style-name="T29"> </text:span><text:span text:style-name="T38">^ p_color='red'</text:span><text:span text:style-name="T41">)</text:span><text:span text:style-name="T29">}</text:span></text:p>
      <text:p text:style-name="P45"/>
      <text:p text:style-name="P52">4.4</text:p>
      <text:p text:style-name="P16"><text:span text:style-name="T28">1. <text:s/></text:span><text:span text:style-name="T29">The name of every part whose color is red and cost is less than 10.</text:span></text:p>
      <text:p text:style-name="P52"><text:soft-page-break/>2. <text:span text:style-name="T2">This query does not return anything because </text:span><text:span text:style-name="T49">sid </text:span><text:span text:style-name="T4">is the only field remaining in the set after the query is performed.</text:span></text:p>
      <text:p text:style-name="P52"><text:span text:style-name="T4"/></text:p>
      <text:p text:style-name="P53"><text:span text:style-name="T50">3. <text:s/></text:span><text:span text:style-name="T3">Select the names of suppliers that sell one or more red parts whose price is under 100 and also sell on more more green parts whose price is under 100.</text:span></text:p>
      <text:p text:style-name="P53"><text:span text:style-name="T3"/></text:p>
      <text:p text:style-name="P53"><text:span text:style-name="T50">4. <text:s/></text:span><text:span text:style-name="T3">Select the </text:span><text:span text:style-name="T48">sid</text:span><text:span text:style-name="T3">s of of suppliers that sell one or more red parts whose price is under 100 and suppliers that sell on more more green parts whose price is under 100.</text:span></text:p>
      <text:p text:style-name="P53"><text:span text:style-name="T3"/></text:p>
      <text:p text:style-name="P53"><text:span text:style-name="T50">5. <text:s/></text:span><text:span text:style-name="T3">Select the name of suppliers that sell red and green parts whose prices are under 100.</text:span></text:p>
      <text:p text:style-name="P53"><text:span text:style-name="T3"/></text:p>
      <text:p text:style-name="P54"><text:span text:style-name="T50">4.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11T13:43:25.885047531</meta:creation-date>
    <dc:date>2014-05-12T19:15:30.686335318</dc:date>
    <dc:creator>Jared Wasinger</dc:creator>
    <meta:editing-duration>PT10H8M23S</meta:editing-duration>
    <meta:editing-cycles>11</meta:editing-cycles>
    <meta:generator>LibreOffice/4.1.3.2$Linux_X86_64 LibreOffice_project/410m0$Build-2</meta:generator>
    <meta:document-statistic meta:table-count="0" meta:image-count="0" meta:object-count="0" meta:page-count="3" meta:paragraph-count="63" meta:word-count="687" meta:character-count="3841" meta:non-whitespace-character-count="3122"/>
  </office:meta>
</office:document-meta>
</file>